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draw:fill="none" draw:textarea-vertical-align="middle" draw:auto-grow-height="false" fo:min-height="37.75mm" fo:min-width="30.29m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38.94mm" svg:height="39.94mm" svg:x="15.8mm" svg:y="3.93mm">
     <text:p/>
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<draw:equation draw:name="f0" draw:formula="left+$0 "/>
      <draw:equation draw:name="f1" draw:formula="top+$0 "/>
      <draw:equation draw:name="f2" draw:formula="bottom-$0 "/>
      <draw:equation draw:name="f3" draw:formula="right-$0 "/>
      <draw:equation draw:name="f4" draw:formula="?f0 *2"/>
      <draw:equation draw:name="f5" draw:formula="$0 *2"/>
      <draw:equation draw:name="f6" draw:formula="10800-$0 "/>
      <draw:equation draw:name="f7" draw:formula="21600-?f6 "/>
      <draw:equation draw:name="f8" draw:formula="right-?f5 "/>
      <draw:equation draw:name="f9" draw:formula="$0 /3"/>
      <draw:equation draw:name="f10" draw:formula="?f9 +$0 "/>
      <draw:equation draw:name="f11" draw:formula="left+?f10 "/>
      <draw:equation draw:name="f12" draw:formula="top+?f9 "/>
      <draw:equation draw:name="f13" draw:formula="right-?f10 "/>
      <draw:equation draw:name="f14" draw:formula="bottom-?f9 "/>
      <draw:handle draw:handle-position="left $0" draw:handle-switched="true" draw:handle-range-y-minimum="0" draw:handle-range-y-maximum="5400"/>
     </draw:enhanced-geometry>
    </draw:custom-shape>ab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1-06-23T21:18:52.862000000</meta:creation-date>
    <dc:date>2021-06-23T22:58:29.816000000</dc:date>
    <dc:creator>Regina Henschel</dc:creator>
    <meta:editing-duration>PT50M4S</meta:editing-duration>
    <meta:editing-cycles>3</meta:editing-cycles>
    <meta:generator>BCommitContinue/7.3.0.0.alpha0$Windows_X86_64 LibreOffice_project/0f6ed8688eadc1782f49028ce2a26dd83e3b7d64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